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d8eaf" officeooo:paragraph-rsid="001d8eaf"/>
    </style:style>
    <style:style style:name="P2" style:family="paragraph" style:parent-style-name="Standard">
      <style:text-properties fo:language="ru" fo:country="RU" officeooo:rsid="001f2263" officeooo:paragraph-rsid="001f2263"/>
    </style:style>
    <style:style style:name="P3" style:family="paragraph" style:parent-style-name="Standard">
      <style:text-properties fo:language="ru" fo:country="RU" officeooo:rsid="001f2d60" officeooo:paragraph-rsid="001f2d60"/>
    </style:style>
    <style:style style:name="P4" style:family="paragraph" style:parent-style-name="Standard">
      <style:text-properties fo:language="ru" fo:country="RU" officeooo:rsid="001f6a37" officeooo:paragraph-rsid="001f6a37"/>
    </style:style>
    <style:style style:name="T1" style:family="text">
      <style:text-properties officeooo:rsid="001f2d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еригин Михаил Александрович-врач уролог, врач ультразвуковой диагностики.</text:p>
      <text:p text:style-name="P1"/>
      <text:p text:style-name="P1">2007 год-ГОУ ВПО «Оренбургская государственная медицинская академия Федерального агентства <text:s/>по здравоохранению и социальному развитию». Специальность «Лечебное дело»</text:p>
      <text:p text:style-name="P1">2008 год-ГОУ ВПО ОрГМА интернатура по хирургии.</text:p>
      <text:p text:style-name="P1">2010 год-ГОУ ВПО ОрГМА Росздрава ординатура по урологии.</text:p>
      <text:p text:style-name="P1"/>
      <text:p text:style-name="P2">Повышение квалификации:</text:p>
      <text:p text:style-name="P2">2010 год- Повышение квалификации по урологии. ОГМА.</text:p>
      <text:p text:style-name="P2">2015 год-Курс «Избранные вопросы урологии» ГБОУ ВПО ОрГМУ Минздрава России.</text:p>
      <text:p text:style-name="P2">2017 год-<text:span text:style-name="T1">П</text:span>рофессиональная переподготовка <text:span text:style-name="T1">АНО ДПО «СНТА» по программе «Ультразвуковая диагностика».</text:span></text:p>
      <text:p text:style-name="P2"/>
      <text:p text:style-name="P3">Опыт работы:</text:p>
      <text:p text:style-name="P4">2011 год-МАУЗ ДГКБ пол-ка №1. Врач хирург, уролог.</text:p>
      <text:p text:style-name="P3">2011 год- ГАУЗ Областной центр планирования семьи и репродукции. Врач уролог.</text:p>
      <text:p text:style-name="P3">2015 год-ООО ММЦ «Клиника Максимед». Врач уролог.</text:p>
      <text:p text:style-name="P3">2016 год и по настоящее время ООО «Диметра». Врач уролог.</text:p>
      <text:p text:style-name="P3">2018 год ООО «Эксперт» Диагностический центр на Промысловом. Врач уролог. Врач УЗД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18S</meta:editing-duration>
    <meta:editing-cycles>4</meta:editing-cycles>
    <meta:generator>LibreOffice/5.4.7.2$Windows_x86 LibreOffice_project/c838ef25c16710f8838b1faec480ebba495259d0</meta:generator>
    <dc:date>2019-06-10T18:19:39.561000000</dc:date>
    <meta:document-statistic meta:table-count="0" meta:image-count="0" meta:object-count="0" meta:page-count="1" meta:paragraph-count="14" meta:word-count="118" meta:character-count="916" meta:non-whitespace-character-count="811"/>
    <meta:user-defined meta:name="Info 1"/>
    <meta:user-defined meta:name="Info 2"/>
    <meta:user-defined meta:name="Info 3"/>
    <meta:user-defined meta:name="Info 4"/>
  </office:meta>
</office:document-meta>
</file>